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Hello. I never wrote a cover letter before, actually never saw the term in English until a minute ago, but google is the "developers friend". So... lets try! </text:p>
      <text:p text:style-name="P1"><text:tab/></text:p>
      <text:p text:style-name="P1"><text:tab/>My name is Gabriel Kothe and I'm from Brazil. I have been working with software development over 10 years now, with a focus on mobile about 4 years (javascript technologies) and I also have a degree in Computer Science.</text:p>
      <text:p text:style-name="P1"><text:tab/></text:p>
      <text:p text:style-name="P1"><text:tab/>The companies that I worked so far were usually small and didn't have much team cohesion (if any at all) among other small things. So I have never actually had to opportunity to work with real team with good communication and organized system, which is something very important on big and complex projects. So that is the main thing I'm searching for right now because I want to live that experience, for that someday, maybe, I might be able to lead a team.</text:p>
      <text:p text:style-name="P1"><text:tab/></text:p>
      <text:p text:style-name="P1"><text:tab/>I'm also always very eager to learn and research new technologies, code and design patterns. For me, most of the fun of our line of work lies in the challenges that has presented us. </text:p>
      <text:p text:style-name="P1"><text:tab/></text:p>
      <text:p text:style-name="P1"><text:tab/>More information about me and my projects can be found at my website:https://gkothe.github.io/web/ or my CV. </text:p>
      <text:p text:style-name="P1"/>
      <text:p text:style-name="P1"><text:tab/>Thanks for your time, hope to hear from you.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3S</meta:editing-duration>
    <meta:editing-cycles>4</meta:editing-cycles>
    <meta:generator>OpenOffice/4.1.2$Win32 OpenOffice.org_project/412m3$Build-9782</meta:generator>
    <dc:date>2020-06-05T11:59:17.16</dc:date>
    <meta:document-statistic meta:table-count="0" meta:image-count="0" meta:object-count="0" meta:page-count="1" meta:paragraph-count="10" meta:word-count="210" meta:character-count="1183"/>
    <meta:user-defined meta:name="Info 1"/>
    <meta:user-defined meta:name="Info 2"/>
    <meta:user-defined meta:name="Info 3"/>
    <meta:user-defined meta:name="Info 4"/>
  </office:meta>
</office:document-meta>
</file>